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paragraph-properties style:line-height-at-least="0.2709in" fo:text-align="start" style:justify-single-word="false" fo:widows="1"/>
      <style:text-properties fo:font-variant="normal" fo:text-transform="none" fo:color="#333333" style:font-name="Arial" fo:font-size="10pt" fo:letter-spacing="normal" fo:font-style="normal" fo:font-weight="normal" style:font-size-asian="10pt" style:font-size-complex="10pt"/>
    </style:style>
    <style:style style:name="P3" style:family="paragraph" style:parent-style-name="Text_20_body">
      <style:paragraph-properties style:line-height-at-least="0.2709in" fo:text-align="start" style:justify-single-word="false" fo:widows="1"/>
      <style:text-properties fo:font-variant="normal" fo:text-transform="none" fo:color="#333333" style:font-name="Arial" fo:font-size="10pt" fo:letter-spacing="normal" style:font-size-asian="10pt" style:font-size-complex="10pt"/>
    </style:style>
    <style:style style:name="P4" style:family="paragraph" style:parent-style-name="Text_20_body">
      <style:paragraph-properties style:line-height-at-least="0.2709in" fo:text-align="start" style:justify-single-word="false" fo:widows="1"/>
    </style:style>
    <style:style style:name="P5" style:family="paragraph" style:parent-style-name="Text_20_body">
      <style:paragraph-properties fo:text-align="center" style:justify-single-word="false"/>
      <style:text-properties style:font-name="Arial" fo:font-size="10pt" fo:background-color="#e6ecf9" style:font-size-asian="10pt" style:font-size-complex="10pt"/>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paragraph-properties fo:text-align="center"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style:font-size-asian="10pt" style:font-size-complex="10pt"/>
    </style:style>
    <style:style style:name="P9" style:family="paragraph" style:parent-style-name="Text_20_body">
      <style:paragraph-properties fo:text-align="start" style:justify-single-word="false"/>
      <style:text-properties style:font-name="Arial" fo:font-size="10pt" fo:background-color="#33cc00" style:font-size-asian="10pt" style:font-size-complex="10pt"/>
    </style:style>
    <style:style style:name="P10" style:family="paragraph" style:parent-style-name="Text_20_body">
      <style:paragraph-properties fo:margin-left="0in" fo:margin-right="0in" style:line-height-at-least="0.2709in" fo:text-align="start" style:justify-single-word="false" fo:widows="1" fo:text-indent="0in" style:auto-text-indent="false"/>
      <style:text-properties fo:font-variant="normal" fo:text-transform="none" fo:color="#333333" style:font-name="Arial" fo:font-size="10pt" fo:letter-spacing="normal" fo:font-style="normal" fo:font-weight="normal" style:font-size-asian="10pt" style:font-size-complex="10pt"/>
    </style:style>
    <style:style style:name="P11" style:family="paragraph" style:parent-style-name="Text_20_body">
      <style:paragraph-properties fo:margin-left="0in" fo:margin-right="0in" style:line-height-at-least="0.2709in" fo:text-align="center" style:justify-single-word="false" fo:widows="1" fo:text-indent="0in" style:auto-text-indent="false"/>
      <style:text-properties fo:font-variant="normal" fo:text-transform="none" fo:color="#333333" style:font-name="Arial" fo:font-size="10pt" fo:letter-spacing="normal" fo:font-style="normal" fo:font-weight="normal" style:font-size-asian="10pt" style:font-size-complex="10pt"/>
    </style:style>
    <style:style style:name="P12" style:family="paragraph" style:parent-style-name="Text_20_body">
      <style:paragraph-properties fo:margin-left="0in" fo:margin-right="0in" style:line-height-at-least="0.2709in" fo:text-align="start" style:justify-single-word="false" fo:widows="1" fo:text-indent="0in" style:auto-text-indent="false"/>
      <style:text-properties fo:font-variant="normal" fo:text-transform="none" fo:color="#333333" style:font-name="Arial" fo:font-size="10pt" fo:letter-spacing="normal" style:font-size-asian="10pt" style:font-size-complex="10pt"/>
    </style:style>
    <style:style style:name="P13" style:family="paragraph" style:parent-style-name="Text_20_body">
      <style:paragraph-properties fo:margin-left="0in" fo:margin-right="0in" fo:margin-top="0in" fo:margin-bottom="0in" style:line-height-at-least="0.2709in" fo:text-align="start" style:justify-single-word="false" fo:widows="1" fo:text-indent="0in" style:auto-text-indent="false"/>
      <style:text-properties fo:font-variant="normal" fo:text-transform="none" fo:color="#333333" style:font-name="Arial" fo:font-size="10pt" fo:letter-spacing="normal" fo:font-style="normal" fo:font-weight="normal" style:font-size-asian="10pt" style:font-size-complex="10pt"/>
    </style:style>
    <style:style style:name="P14" style:family="paragraph" style:parent-style-name="Text_20_body">
      <style:paragraph-properties fo:margin-left="0in" fo:margin-right="0in" fo:margin-top="0in" fo:margin-bottom="0in" style:line-height-at-least="0.2709in" fo:text-align="start" style:justify-single-word="false" fo:widows="1" fo:text-indent="0in" style:auto-text-indent="false"/>
      <style:text-properties fo:font-variant="normal" fo:text-transform="none" fo:color="#333333" style:font-name="Arial" fo:font-size="10pt" fo:letter-spacing="normal" style:font-size-asian="10pt" style:font-size-complex="10pt"/>
    </style:style>
    <style:style style:name="T1" style:family="text">
      <style:text-properties style:font-name="Times New Roman1" fo:font-size="13.5pt"/>
    </style:style>
    <style:style style:name="T2" style:family="text">
      <style:text-properties style:font-name="Times New Roman1" fo:font-size="13.5pt" fo:background-color="#33cc00"/>
    </style:style>
    <style:style style:name="T3" style:family="text">
      <style:text-properties style:font-name="Times New Roman1" fo:font-size="13.5pt" fo:background-color="#ffff00"/>
    </style:style>
    <style:style style:name="T4" style:family="text">
      <style:text-properties style:font-name="Times New Roman1" fo:font-size="13.5pt" fo:language="en" fo:country="US"/>
    </style:style>
    <style:style style:name="T5" style:family="text">
      <style:text-properties style:font-name="Times New Roman1" fo:font-size="13.5pt" fo:font-style="normal" fo:font-weight="normal"/>
    </style:style>
    <style:style style:name="T6" style:family="text">
      <style:text-properties style:font-name="Times New Roman1" fo:font-size="13.5pt" fo:font-style="normal" fo:font-weight="normal" fo:background-color="#33cc00"/>
    </style:style>
    <style:style style:name="T7" style:family="text">
      <style:text-properties style:font-name="Times New Roman1" fo:font-size="13.5pt" fo:font-style="normal" style:text-underline-style="solid" style:text-underline-width="auto" style:text-underline-color="font-color" fo:font-weight="bold"/>
    </style:style>
    <style:style style:name="T8" style:family="text">
      <style:text-properties style:font-name="Times New Roman1" fo:font-size="13.5pt" fo:font-style="normal" style:text-underline-style="solid" style:text-underline-width="auto" style:text-underline-color="font-color" fo:font-weight="bold" fo:background-color="#d3d3d3"/>
    </style:style>
    <style:style style:name="T9" style:family="text">
      <style:text-properties style:font-name="Times New Roman1" fo:font-size="13.5pt" fo:font-style="normal" fo:font-weight="bold"/>
    </style:style>
    <style:style style:name="T10" style:family="text">
      <style:text-properties style:font-name="Times New Roman1" fo:font-size="13.5pt" fo:background-color="#006400"/>
    </style:style>
    <style:style style:name="T11" style:family="text">
      <style:text-properties fo:font-size="13.5pt"/>
    </style:style>
    <style:style style:name="T12" style:family="text">
      <style:text-properties fo:font-size="13.5pt" fo:background-color="#33cc00"/>
    </style:style>
    <style:style style:name="T13" style:family="text">
      <style:text-properties fo:font-size="13.5pt" fo:background-color="#ffff00"/>
    </style:style>
    <style:style style:name="T14" style:family="text">
      <style:text-properties fo:font-size="13.5pt" fo:language="en" fo:country="US"/>
    </style:style>
    <style:style style:name="T15" style:family="text">
      <style:text-properties fo:font-size="13.5pt" fo:font-style="normal" fo:font-weight="normal" fo:background-color="#33cc00"/>
    </style:style>
    <style:style style:name="T16" style:family="text">
      <style:text-properties fo:font-size="13.5pt" fo:font-style="normal" style:text-underline-style="solid" style:text-underline-width="auto" style:text-underline-color="font-color" fo:font-weight="bold"/>
    </style:style>
    <style:style style:name="T17" style:family="text">
      <style:text-properties fo:font-size="13.5pt" fo:font-style="normal" style:text-underline-style="solid" style:text-underline-width="auto" style:text-underline-color="font-color" fo:font-weight="bold" fo:background-color="#d3d3d3"/>
    </style:style>
    <style:style style:name="T18" style:family="text">
      <style:text-properties fo:font-size="13.5pt" fo:font-style="normal" fo:font-weight="bold"/>
    </style:style>
    <style:style style:name="T19" style:family="text">
      <style:text-properties fo:font-size="13.5pt" fo:background-color="#006400"/>
    </style:style>
    <style:style style:name="T20" style:family="text">
      <style:text-properties fo:color="#336699" style:text-line-through-style="none" style:font-name="Times New Roman1" fo:font-size="13.5pt" style:text-underline-style="none" style:text-blinking="false"/>
    </style:style>
    <style:style style:name="T21" style:family="text">
      <style:text-properties fo:color="#336699" style:text-line-through-style="none" fo:font-size="13.5pt" style:text-underline-style="none" style:text-blinking="false"/>
    </style:style>
    <style:style style:name="T22" style:family="text">
      <style:text-properties fo:color="#336699" style:text-line-through-style="none" style:font-name="Arial" fo:font-size="13.5pt" style:text-underline-style="none" style:text-blinking="false"/>
    </style:style>
    <style:style style:name="T23" style:family="text">
      <style:text-properties fo:color="#336699" style:text-line-through-style="none" style:font-name="Arial" style:text-underline-style="none" style:text-blinking="false"/>
    </style:style>
    <style:style style:name="T24" style:family="text">
      <style:text-properties fo:color="#336699" style:text-line-through-style="none" style:font-name="Arial" fo:font-size="10pt" style:text-underline-style="none" style:text-blinking="false" style:font-size-asian="10pt" style:font-size-complex="10pt"/>
    </style:style>
    <style:style style:name="T25" style:family="text">
      <style:text-properties fo:background-color="#ffffff"/>
    </style:style>
    <style:style style:name="T26" style:family="text">
      <style:text-properties fo:background-color="#33cc00"/>
    </style:style>
    <style:style style:name="T27" style:family="text">
      <style:text-properties fo:background-color="#ffff00"/>
    </style:style>
    <style:style style:name="T28" style:family="text">
      <style:text-properties fo:language="en" fo:country="US"/>
    </style:style>
    <style:style style:name="T29" style:family="text">
      <style:text-properties fo:font-style="normal" fo:font-weight="normal" fo:background-color="#33cc00"/>
    </style:style>
    <style:style style:name="T30" style:family="text">
      <style:text-properties fo:font-style="normal" style:text-underline-style="solid" style:text-underline-width="auto" style:text-underline-color="font-color" fo:font-weight="bold"/>
    </style:style>
    <style:style style:name="T31" style:family="text">
      <style:text-properties fo:font-style="normal" style:text-underline-style="solid" style:text-underline-width="auto" style:text-underline-color="font-color" fo:font-weight="bold" fo:background-color="#d3d3d3"/>
    </style:style>
    <style:style style:name="T32" style:family="text">
      <style:text-properties fo:font-style="normal" fo:font-weight="bold"/>
    </style:style>
    <style:style style:name="T33" style:family="text">
      <style:text-properties fo:background-color="#006400"/>
    </style:style>
    <style:style style:name="T34" style:family="text">
      <style:text-properties fo:font-variant="normal" fo:text-transform="none" fo:color="#333333" style:font-name="Times New Roman1" fo:font-size="13.5pt" fo:letter-spacing="normal" fo:font-style="normal" style:text-underline-style="solid" style:text-underline-width="auto" style:text-underline-color="font-color" fo:font-weight="normal"/>
    </style:style>
    <style:style style:name="T35" style:family="text">
      <style:text-properties fo:font-variant="normal" fo:text-transform="none" fo:color="#333333" style:font-name="Times New Roman1" fo:font-size="13.5pt" fo:letter-spacing="normal" fo:font-style="normal" fo:font-weight="normal"/>
    </style:style>
    <style:style style:name="T36" style:family="text">
      <style:text-properties fo:font-variant="normal" fo:text-transform="none" fo:color="#333333" style:font-name="Arial1" fo:font-size="10.5pt" fo:letter-spacing="normal" fo:font-style="normal" fo:font-weight="normal"/>
    </style:style>
    <style:style style:name="T37" style:family="text">
      <style:text-properties fo:font-variant="normal" fo:text-transform="none" fo:color="#333333" fo:font-size="13.5pt" fo:letter-spacing="normal" fo:font-style="normal" style:text-underline-style="solid" style:text-underline-width="auto" style:text-underline-color="font-color" fo:font-weight="normal"/>
    </style:style>
    <style:style style:name="T38" style:family="text">
      <style:text-properties fo:font-variant="normal" fo:text-transform="none" fo:color="#333333" fo:font-size="13.5pt" fo:letter-spacing="normal" fo:font-style="normal" fo:font-weight="normal"/>
    </style:style>
    <style:style style:name="T39" style:family="text">
      <style:text-properties fo:font-variant="normal" fo:text-transform="none" fo:color="#333333" fo:font-size="10.5pt" fo:letter-spacing="normal" fo:font-style="normal" fo:font-weight="normal"/>
    </style:style>
    <style:style style:name="T40" style:family="text">
      <style:text-properties fo:font-variant="normal" fo:text-transform="none" fo:color="#333333" style:font-name="Arial" fo:font-size="13.5pt" fo:letter-spacing="normal" fo:font-style="normal" style:text-underline-style="solid" style:text-underline-width="auto" style:text-underline-color="font-color" fo:font-weight="normal"/>
    </style:style>
    <style:style style:name="T41" style:family="text">
      <style:text-properties fo:font-variant="normal" fo:text-transform="none" fo:color="#333333" style:font-name="Arial" fo:font-size="13.5pt" fo:letter-spacing="normal" fo:font-style="normal" fo:font-weight="normal"/>
    </style:style>
    <style:style style:name="T42" style:family="text">
      <style:text-properties fo:font-variant="normal" fo:text-transform="none" fo:color="#333333" style:font-name="Arial" fo:font-size="10.5pt" fo:letter-spacing="normal" fo:font-style="normal" fo:font-weight="normal"/>
    </style:style>
    <style:style style:name="T43" style:family="text">
      <style:text-properties fo:font-variant="normal" fo:text-transform="none" fo:color="#333333" style:font-name="Arial" fo:letter-spacing="normal" fo:font-style="normal" style:text-underline-style="solid" style:text-underline-width="auto" style:text-underline-color="font-color" fo:font-weight="normal"/>
    </style:style>
    <style:style style:name="T44" style:family="text">
      <style:text-properties fo:font-variant="normal" fo:text-transform="none" fo:color="#333333" style:font-name="Arial" fo:letter-spacing="normal" fo:font-style="normal" fo:font-weight="normal"/>
    </style:style>
    <style:style style:name="T45" style:family="text">
      <style:text-properties fo:font-variant="normal" fo:text-transform="none" fo:color="#333333" style:font-name="Arial" fo:font-size="10pt" fo:letter-spacing="normal" fo:font-style="normal" style:text-underline-style="solid" style:text-underline-width="auto" style:text-underline-color="font-color" fo:font-weight="normal" style:font-size-asian="10pt" style:font-size-complex="10pt"/>
    </style:style>
    <style:style style:name="T46" style:family="text">
      <style:text-properties fo:font-variant="normal" fo:text-transform="none" fo:color="#333333" style:font-name="Arial" fo:font-size="10pt" fo:letter-spacing="normal" fo:font-style="normal" fo:font-weight="normal" style:font-size-asian="10pt" style:font-size-complex="10pt"/>
    </style:style>
    <style:style style:name="T47" style:family="text">
      <style:text-properties style:font-name="Arial"/>
    </style:style>
    <style:style style:name="T48" style:family="text">
      <style:text-properties style:font-name="Arial" fo:font-size="13.5pt"/>
    </style:style>
    <style:style style:name="T49"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modbus RTU transplant analysis of the stm32</text:p>
      <text:p text:style-name="P7">DanielLee_USTB 2013-3-24</text:p>
      <text:p text:style-name="P7">QQ: 382899443 (you have questions you can comment on articles, busy recently unable to respond QQ)</text:p>
      <text:p text:style-name="P6">    Recently used free modbus, needs to be portable across stm32, to make modbus-RTU purposes. Something ready-made protocol is easy to use, readily available source code that the designer can quickly use, but also had to develop standards in mind it.</text:p>
      <text:p text:style-name="Text_20_body"><text:span text:style-name="T49">First, download the latest modbus source, the so-called technical upgrading faster, use to use the latest thing, the agreement also download the latest thing, google look, in</text:span><text:a xlink:type="simple" xlink:href="https://translate.googleusercontent.com/translate_c?act=url&amp;depth=1&amp;hl=en&amp;ie=UTF8&amp;prev=_t&amp;rurl=translate.google.com&amp;sl=auto&amp;tl=en&amp;u=http://www.freemodbus.org/index.php%3Fidx%3D5&amp;usg=ALkJrhg_7H7qQq4xgjmuUa7ZoW58PAZURw" office:target-frame-name="_blank" xlink:show="new" text:style-name="Internet_20_link" text:visited-style-name="Visited_20_Internet_20_Link"><text:span text:style-name="T24">http://www.freemodbus.org/index.php?idx= 5</text:span></text:a><text:span text:style-name="T49"> Download the latest version </text:span><text:a xlink:type="simple" xlink:href="https://translate.googleusercontent.com/translate_c?act=url&amp;depth=1&amp;hl=en&amp;ie=UTF8&amp;prev=_t&amp;rurl=translate.google.com&amp;sl=auto&amp;tl=en&amp;u=http://developer.berlios.de/project/shownotes.php%3Frelease_id%3D17615&amp;usg=ALkJrhhACNaYTUj3wuIGwnPPWFojuMmhhg" office:target-frame-name="_blank" xlink:show="new" text:style-name="Internet_20_link" text:visited-style-name="Visited_20_Internet_20_Link"><text:span text:style-name="Strong_20_Emphasis"><text:span text:style-name="T24">freemodbus-v1.5</text:span></text:span></text:a><text:span text:style-name="T49"> , download the latest agreement can not only prevent changes being led to his doing useful work, keep the original ecology can also be good to communicate with the makers.</text:span></text:p>
      <text:p text:style-name="Text_20_body"><text:span text:style-name="T49">Unzip </text:span><text:a xlink:type="simple" xlink:href="https://translate.googleusercontent.com/translate_c?act=url&amp;depth=1&amp;hl=en&amp;ie=UTF8&amp;prev=_t&amp;rurl=translate.google.com&amp;sl=auto&amp;tl=en&amp;u=http://developer.berlios.de/project/shownotes.php%3Frelease_id%3D17615&amp;usg=ALkJrhhACNaYTUj3wuIGwnPPWFojuMmhhg" office:target-frame-name="_blank" xlink:show="new" text:style-name="Internet_20_link" text:visited-style-name="Visited_20_Internet_20_Link"><text:span text:style-name="Strong_20_Emphasis"><text:span text:style-name="T24">freemodbus-v1.5</text:span></text:span></text:a><text:span text:style-name="T49"> , the directory structure is very clear, there are four file members, namely demo, modbus, tools, doc. Wherein the tools for the PC test modbus program, doc for a number of the documentation would not be discussed. Useful to demo and modbus. Open the demo, did not see stm32 project file, there is a folder called BARE, some do not include any processor part of the source code, we will use this to establish the project file. In order to facilitate future transplant modbus-TCP brought, based on ENC28J68 of LwIP good test of stm32 project opened directly here before, in which the import individual files. </text:span></text:p>
      <text:p text:style-name="P7"><draw:frame draw:style-name="fr1" draw:name="graphics1" text:anchor-type="as-char" svg:width="5.802in" svg:height="3.2709in" draw:z-index="0"><draw:image xlink:href="http://img.my.csdn.net/uploads/201303/26/1364281678_5150.jpg" xlink:type="simple" xlink:show="embed" xlink:actuate="onLoad"/></draw:frame></text:p>
      <text:p text:style-name="P7">The original Ethernet test project before introduction</text:p>
      <text:p text:style-name="P8">The prot and modbus folder will be copied to the project folder, into the project, will demo the main function, and several copies of the original main.c, comment out the original mian function, it would look like this:</text:p>
      <text:p text:style-name="P8"><draw:frame draw:style-name="fr1" draw:name="graphics2" text:anchor-type="as-char" svg:width="0.7862in" svg:height="0.3929in" draw:z-index="1"><draw:image xlink:href="http://img.my.csdn.net/uploads/201303/26/1364281803_9714.jpg" xlink:type="simple" xlink:show="embed" xlink:actuate="onLoad"/></draw:frame></text:p>
      <text:p text:style-name="P8">To sort out all the dependencies, certainly appears a lot of what the macro definition header file not found error, this file keil folder in the path will be added to the include path in can be very convenient. rebuild it and found two errors:</text:p>
      <text:p text:style-name="P8"><text:soft-page-break/><draw:frame draw:style-name="fr1" draw:name="graphics3" text:anchor-type="as-char" svg:width="5.7917in" svg:height="1.9583in" draw:z-index="2"><draw:image xlink:href="http://img.my.csdn.net/uploads/201303/26/1364281928_9682.jpg" xlink:type="simple" xlink:show="embed" xlink:actuate="onLoad"/></draw:frame></text:p>
      <text:p text:style-name="P8">The original Keil4 does not support inline keyword, directly to delete, compile emerged:</text:p>
      <text:p text:style-name="P8">.. \ Output \ STM32-DEMO.axf: Error: L6218E:. Undefined symbol __aeabi_assert (referred from mbascii.o) appeared this problem, a variety of Baidu and Google, looking for a long time did not find a solution. Here have to say Baidu although localization doing well, but in English as a keyword, often seized a lot of irrelevant things, substantially less than an overseas web search; Google localization do not, server response slower. Think out of 360 new search engine, rush to try, really a surprise, writes "MicroLib does not support assert (), so the error message will appear" in a post, the original original project uses micro-library in the target off the hook USE MicroLIB compiler can pass. Friends interview yesterday to see excellent library Zhou said 360 search engines do, as 360 loyal users should support it. Better any company wants, must pay attention to the user experience.</text:p>
      <text:p text:style-name="P8">The following transplant and began formal analysis and testing:</text:p>
      <text:p text:style-name="P8"><text:span text:style-name="T25">       </text:span> <text:span text:style-name="T26">First, the clock transplant</text:span></text:p>
      <text:p text:style-name="P8">Since modbus RTU mode requires timer support, so the first step transplant timer-related functions.</text:p>
      <text:p text:style-name="P8">Add <text:span text:style-name="T27">BOOL xMBPortTimersInit</text:span> (USHORT <text:span text:style-name="T27">usTim1Timerout50us)</text:span> implemented in porttimer.c, the realization of the clock time base 50us.</text:p>
      <text:p text:style-name="P8">Add opening and closing function of the clock <text:span text:style-name="T27">void vMBPortTimersEnable ()</text:span> and <text:span text:style-name="T27">voidvMBPortTimersDisable</text:span> <text:span text:style-name="T27">(),</text:span> as well as a timeout interrupt function <text:span text:style-name="T27">voidTIM4_IRQHandler (void).</text:span></text:p>
      <text:p text:style-name="P8"><text:span text:style-name="T25">        </text:span> <text:span text:style-name="T26">Second, the serial communication transplant</text:span></text:p>
      <text:p text:style-name="P8">Whether modbus ASCII or RTU mode, are in serial communication as a carrier, you need to add serial ports to enable <text:span text:style-name="T27">BOOL</text:span></text:p>
      <text:p text:style-name="P8"><text:span text:style-name="T27">xMBPortSerialInit,</text:span> send and receive interrupt enable <text:span text:style-name="T27">voidvMBPortSerialEnable (BOOLxRxEnable, BOOL xTxEnable),</text:span> sending and receiving <text:span text:style-name="T27">BOOL xMBPortSerialPutByte (CHAR ucByte), BOOL</text:span></text:p>
      <text:p text:style-name="P8">xMBPortSerialGetByte (CHAR * pucByte), these functions have nothing to say, there are two interrupt function I am more curious is that static void prvvUARTTxReadyISR (void) and staticvoid prvvUARTRxISR (void), is a transmit interrupt a receive interrupt, why is this name it, stm32 serial interrupt occurs how to call them then, if replaced by another microcontroller, why is this a name? The original does not provide specific names in freemodbus interrupt function, but also need to add processors they use their own interrupt handler <text:span text:style-name="T27">voidUSART1_IRQHandler (void),</text:span> and functions both transmits the received therein calls.</text:p>
      <text:p text:style-name="P9">Third, the first functional unit - to read and write storage support</text:p>
      <text:p text:style-name="P8">FreeModbus source package main.c BARE project file is defined</text:p>
      <text:p text:style-name="P8"><text:span text:style-name="T27">eMBErrorCode eMBRegInputCB (), eMBErrorCode eMBRegHoldingCB (), eMBErrorCode eMBRegCoilsCB ()</text:span> and eMBErrorCode eMBRegDiscreteCB () function with four slave register for an interface, and gives eMBErrorCode eMBRegInputCB () for example, the establishment in the project to achieve portreg.c these functions.</text:p>
      <text:p text:style-name="P8">Wherein eMBErrorCode eMBRegInputCB () to read the value of the register, eMBErrorCode eMBRegHoldingCB () is written to the microcontroller register values, eMBErrorCodeeMBRegCoilsCB () to read and write more than one digital function, eMBErrorCodeeMBRegDiscreteCB () to read a plurality of discrete switch functions.</text:p>
      <text:p text:style-name="P8">To facilitate testing, we first realized only the first eMBErrorCodeeMBRegInputCB () function to read multiple consecutive register values, such as the realization of the value of reading GPIOA-GPIOG.</text:p>
      <text:p text:style-name="P8"><text:soft-page-break/>definition</text:p>
      <text:p text:style-name="P8">#define REG_INPUT_START 0</text:p>
      <text:p text:style-name="P8">#define REG_INPUT_NREGS 7</text:p>
      <text:p text:style-name="P8">In eMBErrorCode eMBRegInputCB () the beginning of the added value of the register statement to prepare for queries.</text:p>
      <text:p text:style-name="P8">Such parameters UCHAR * pucRegBuffer, USHORT usAddress = 0, USHORT usNRegs = 3 is to read the value of port GPIOA-GPIOC</text:p>
      <text:p text:style-name="P8">usRegInputBuf [0] = GPIO_ReadInputData (GPIOA);</text:p>
      <text:p text:style-name="P8">usRegInputBuf [1] = GPIO_ReadInputData (GPIOB);</text:p>
      <text:p text:style-name="P8">usRegInputBuf [2] = GPIO_ReadInputData (GPIOC);</text:p>
      <text:p text:style-name="P8">usRegInputBuf [3] = GPIO_ReadInputData (GPIOD);</text:p>
      <text:p text:style-name="P8">usRegInputBuf [4] = GPIO_ReadInputData (GPIOE);</text:p>
      <text:p text:style-name="P8">usRegInputBuf [5] = GPIO_ReadInputData (GPIOF);</text:p>
      <text:p text:style-name="P8">usRegInputBuf [6] = GPIO_ReadInputData (GPIOG);</text:p>
      <text:p text:style-name="P8">This part of the definition of good, we look at the process freemodbus run.</text:p>
      <text:p text:style-name="P8"><text:span text:style-name="T25">       </text:span> <text:span text:style-name="T26">Four, freemodbus</text:span> <text:span text:style-name="T26">running software simulation analysis</text:span></text:p>
      <text:p text:style-name="P8">As can be seen in the main function</text:p>
      <text:p text:style-name="P8">int main (void) {</text:p>
      <text:p text:style-name="P8">eMBErrorCode eStatus;</text:p>
      <text:p text:style-name="P8">eStatus = eMBInit (MB_RTU, 0x0A, 0, 38400, MB_PAR_EVEN);</text:p>
      <text:p text:style-name="P8">         / * Enable the Modbus Protocol Stack. * /</text:p>
      <text:p text:style-name="P8">eStatus = eMBEnable ();</text:p>
      <text:p text:style-name="P8">for (;;) {</text:p>
      <text:p text:style-name="P8">(Void) eMBPoll ();</text:p>
      <text:p text:style-name="P8">/ * Here we simply count the number ofpoll cycles. * /</text:p>
      <text:p text:style-name="P8">usRegInputBuf [0] ++;</text:p>
      <text:p text:style-name="P8">}</text:p>
      <text:p text:style-name="P8">}</text:p>
      <text:p text:style-name="P8">(1) wherein calls</text:p>
      <text:p text:style-name="P8">eMBErrorCode eMBInit (eMBMode eMode, UCHARucSlaveAddress,</text:p>
      <text:p text:style-name="P8">UCHAR ucPort, ULONGulBaudRate, eMBParity eParity);</text:p>
      <text:p text:style-name="P8">Its purpose is to select the mode you want to use is RTU, ASCII code or TCP mode, if the selected mode is RTU or ASCII mode is the serial number of other settings; if you select the TCP mode, you need to call to eMBErrorCode eMBTCPInit (USHORT usTCPPort) only need to develop port number. Here we do the test first RTU mode. At the same time also the timer initialized.</text:p>
      <text:p text:style-name="P6">(2) After calling</text:p>
      <text:p text:style-name="P8">eMBErrorCode eMBEnable (void); to enable the modbus protocol stack, which calls pvMBFrameStartCur (), in eMBInit depending on the mode selected, pvMBFrameStartCur () have different prototypes, here is the RTU mode selected, then call eMBRTUStart, which call the vMBPortSerialEnable vMBPortTimersEnable come when the serial port and timer enable the timeout timer, so after a time T35, the first time out interrupt occurs, the interrupt, to send a message EV_READY (Startupfinished) to the stack, and call voidvMBPortTimersDisable () Close timeout timer while eRcvState to STATE_RX_IDLE. At this point, the stack can receive serial data.</text:p>
      <text:p text:style-name="P8"><text:soft-page-break/>(3) the last call</text:p>
      <text:p text:style-name="P8">eMBErrorCode eMBPoll (void) is used to detect the status of the protocol stack for processing messages.</text:p>
      <text:p text:style-name="P9">Fifth, after compiling software simulation to view specific protocol stack running processes</text:p>
      <text:p text:style-name="P6">Open keil software simulation, software simulation of single-step operation, as shown below. </text:p>
      <text:p text:style-name="P8"><draw:frame draw:style-name="fr1" draw:name="graphics4" text:anchor-type="as-char" svg:width="0.7862in" svg:height="0.3929in" draw:z-index="3"><draw:image xlink:href="http://img.my.csdn.net/uploads/201303/26/1364282153_3287.jpg" xlink:type="simple" xlink:show="embed" xlink:actuate="onLoad"/></draw:frame></text:p>
      <text:p text:style-name="P8">Engineering simulation software</text:p>
      <text:p text:style-name="P8">(1) execution in main () eStatus = eMBInit (MB_RTU, 0x0A, 0, 9600, MB_PAR_NONE) ;, we go look, you can see, we initialize the slave address is 0x0A, modbus support 1-247 months from the address. We developed the RTU mode, so some parameters for RTU assignment, initialization functions such as call is</text:p>
      <text:p text:style-name="P6">pvMBFrameStartCur = eMBRTUStart;</text:p>
      <text:p text:style-name="P8">pvMBFrameStopCur = eMBRTUStop;</text:p>
      <text:p text:style-name="P8">peMBFrameSendCur = eMBRTUSend;</text:p>
      <text:p text:style-name="P8">peMBFrameReceiveCur = eMBRTUReceive;</text:p>
      <text:p text:style-name="P8">pvMBFrameCloseCur = MB_PORT_HAS_CLOSE vMBPortClose:? NULL;</text:p>
      <text:p text:style-name="P8">pxMBFrameCBByteReceived = xMBRTUReceiveFSM;</text:p>
      <text:p text:style-name="P8">pxMBFrameCBTransmitterEmpty = xMBRTUTransmitFSM;</text:p>
      <text:p text:style-name="P8">pxMBPortCBTimerExpired = xMBRTUTimerT35Expired;</text:p>
      <text:p text:style-name="P8">Modbus including start, stop, function specific form to send and receive data, the more concern is xMBRTUReceiveFSM, xMBRTUTransmitFSM these two functions, provides modbus state transition state machine, which xMBRTUReceiveFSM to receive state machine, as shown by shows:</text:p>
      <text:p text:style-name="P8"><draw:frame draw:style-name="fr1" draw:name="graphics5" text:anchor-type="as-char" svg:width="0.7862in" svg:height="0.3929in" draw:z-index="4"><draw:image xlink:href="http://img.my.csdn.net/uploads/201303/26/1364282279_8310.jpg" xlink:type="simple" xlink:show="embed" xlink:actuate="onLoad"/></draw:frame></text:p>
      <text:p text:style-name="P8"><text:span text:style-name="T28">xMBRTUReceiveFSM</text:span> receive state machine implemented <text:span text:style-name="T28">modbus</text:span> </text:p>
      <text:p text:style-name="P8">Can be described as a state above the state transition, the electric start or reset enter STATE_RX_INIT state, in order to prevent the stack during initialization serial data received, to give up the invalid data, wait a T35 first time, after this time only enter STATE_RX_IDLE state, starts receiving data. In fact, as long as attention system boot sequence, this problem is avoided.After entering STATE_RX_IDLE state, from the receipt of the first character data start timer enter STATE_RX_RCV state, each receiving a byte must reset the timer start timing until a T35 timeout. If the received data is consistent with the provisions of the data format, the entire frame of data has been received, back STATE_RX_IDLE state, if the data is too long then to STATE_RX_ERROR state, waiting for the entire frame is received, discard the entire frame and then enter STATE_RX_IDLE state. Of course, like all states implement change also requires BOOL xMBRTUTimerT35Expired (void) function.</text:p>
      <text:p text:style-name="P6">XMBRTUTransmitFSM where to send the state machine, as shown below: </text:p>
      <text:p text:style-name="P8"><draw:frame draw:style-name="fr1" draw:name="graphics6" text:anchor-type="as-char" svg:width="0.7862in" svg:height="0.3929in" draw:z-index="5"><draw:image xlink:href="http://img.my.csdn.net/uploads/201303/26/1364282379_3185.jpg" xlink:type="simple" xlink:show="embed" xlink:actuate="onLoad"/></draw:frame></text:p>
      <text:p text:style-name="P7">xMBRTUTransmitFSM transmit state machine implemented modbus</text:p>
      <text:p text:style-name="P10">Speaking transmit state machine is much easier, because there is no time to judge whether or not to send its own timeout, basically did not need it in STATE_TX_IDLE state, to send it into the STATE_TX_XMIT state.</text:p>
      <text:p text:style-name="P10">See xMBRTUTimerT35Expired here think of a problem in the timer initialization set time when the group is 50us interrupted once, modbus is how to achieve different baud rates 3.5 characters time to judge it? We see this function call pxMBPortCBTimerExpired timer interrupt, but in fact T35 Timeout function call is <text:soft-page-break/>xMBRTUTimerT35Expired this function, what is the relationship between them? The pair found eMBRTUInit xMBPortTimersInit ((USHORT) usTimerT35_50us) was re-initialized, if the baud rate is greater than 19200, then the use of a fixed 1800us time or interval on the use of 3.5 character times. I think the big reason why the baud rate when it is possible to use a fixed time period in order to prevent too small misjudgment determine the cause normal line delay.</text:p>
      <text:p text:style-name="P10">(2) runs to eStatus = eMBEnable () here. This is relatively simple, is to activate the protocol stack and serial ports and timers only.</text:p>
      <text:p text:style-name="P10">(3) runs to (void) eMBPoll (), to look into. Inside this place is more critical if (xMBPortEventGet (&amp; eEvent) == TRUE) controls an event handler state machine, it is necessary to ask, this event handler is hell? Maybe you can go in and see to know. The original acquisition event in this stuff also a man named event queue stuff * eEvent = eQueuedEvent, so this is the two state machines and a timeout function will feedback events such as xMBPortEventPost (EV_FRAME_SENT), come for scheduling. Do not go into specific scheduling method.</text:p>
      <text:p text:style-name="P12"><text:span text:style-name="T25">        </text:span> <text:span text:style-name="T29">Six of the modbus RTU mode of transmission and reception Mechanism</text:span></text:p>
      <text:p text:style-name="P10">Analysis to understand the operation of the process below RTU mode RTU mode for receive and transmit modes.</text:p>
      <text:p text:style-name="P10">(1) receives buf which we used to use it? What is the state when data is valid?</text:p>
      <text:p text:style-name="P10">For this problem, we have to start from xMBRTUReceiveFSM, you can find when entering STATE_RX_IDLE state may be a frame of data transfer is completed, the mbrtu.c the eMBInit inside look at, obviously STATE_RX_IDLE receiving the first byte, STATE_RX_RCV will The remaining bytes into the ucRTUBuf, the data length usRcvBufferPos is received, then surely it should right after a period of time after the end of T35, to see to know.XMBRTUTimerT35Expired found the following statement in the function:</text:p>
      <text:p text:style-name="P10">case STATE_RX_RCV:</text:p>
      <text:p text:style-name="P10">xNeedPoll = xMBPortEventPost (EV_FRAME_RECEIVED);</text:p>
      <text:p text:style-name="P10">break;</text:p>
      <text:p text:style-name="P10">Not to explain when eMBPoll receive EV_FRAME_RECEIVED message, tell eMBPoll a new data comes, to go in for usRcvBufferPos ucRTUBuf data handle it, that's it! We take a closer look at the return to eMBPoll this function.</text:p>
      <text:p text:style-name="P10">Now look at the event detector if (xMBPortEventGet (&amp; eEvent) == TRUE) to clear more, when the trigger case EV_FRAME_RECEIVED: when calling peMBFrameReceiveCur to get the message frame, who realize this function is it? Is eMBRTUReceive! Open to see at a glance.eMBRTUReceive the ucRTUBuf data information taken out by eStatus = peMBFrameReceiveCur (&amp; ucRcvAddress, &amp; ucMBFrame, &amp; usLength); re-assigned to <text:soft-page-break/>the slave address ucRcvAddress, frame contents start address ucMBFrame, data length usLength (not including address bits and CRC check bits).</text:p>
      <text:p text:style-name="P10">(2) the message is taken out, and how? Or return to eMBPoll then see case EV_FRAME_RECEIVED: doing next, and check the message is not for us, and if the message is not broadcast and no exception occurs we treated our address in eMBInit already set. So on to the case EV_EXECUTE: state, then we must look sent the data frame is doing, and it should be judged by the function code.</text:p>
      <text:p text:style-name="P10">Freemodbus supports the following function codes:</text:p>
      <text:p text:style-name="P12"><draw:frame draw:style-name="fr1" draw:name="graphics7" text:anchor-type="as-char" svg:width="0.7862in" svg:height="0.3929in" draw:z-index="6"><draw:image xlink:href="http://img.my.csdn.net/uploads/201303/26/1364282542_4939.jpg" xlink:type="simple" xlink:show="embed" xlink:actuate="onLoad"/></draw:frame></text:p>
      <text:p text:style-name="P11">Modbus function codes supported</text:p>
      <text:p text:style-name="P10">If the frame data is detected protocol stack supports function code, call the appropriate function for processing, for example Read input register, will call the static xMBFunctionHandler xFuncHandlers mb.c defined in [MB_FUNC_HANDLERS_MAX] This two-dimensional array register The eMBFuncReadInputRegister function for processing. Remember eMBRegInputCB function before we realized what difference does it, why not call this function does, in fact, a closer look eMBFuncReadInputRegister this function on the line, the original eMBFuncReadInputRegister call eMBRegInputCB this function! Before I thought wrong.</text:p>
      <text:p text:style-name="P13">Look before you look at this function code format sent from the host: </text:p>
      <text:p text:style-name="P14"><draw:frame draw:style-name="fr1" draw:name="graphics8" text:anchor-type="as-char" svg:width="0.7862in" svg:height="0.3929in" draw:z-index="7"><draw:image xlink:href="http://img.my.csdn.net/uploads/201303/26/1364282686_9436.jpg" xlink:type="simple" xlink:show="embed" xlink:actuate="onLoad"/></draw:frame></text:p>
      <text:p text:style-name="P10">Query Input Register Command Format </text:p>
      <text:p text:style-name="P10">Data frames transmitted in the range from the length of the address, function code, starting address register and read register, CRC check. Called after eMBFuncReadInputRegister thing to do is to read register addresses and register length eMBRegInputCB, read MB_ENOERR state after a successful return, indicating no error occurred.</text:p>
      <text:p text:style-name="P2">(3) Then look eMBPoll the case EV_EXECUTE: implementation of End</text:p>
      <text:p text:style-name="P2">eException = xFuncHandlers [i] .pxHandler (ucMBFrame, &amp; usLength); This handler, register values ​​are read out, the frame format is also written, where the function call to send out? Look for most of the day, and finally in the serial interrupt this place to see, the original call prvvUARTTxReadyISR when serial <text:span text:style-name="T33">transmission</text:span> is complete, and called pxMBFrameCBTransmitterEmpty, is xMBRTUTransmitFSM transmit state machine, when the state meet STATE_TX_XMIT call xMBPortSerialPutByte the data sent.</text:p>
      <text:p text:style-name="P2">So what makes the state machine changes from STATE_TX_IDLE sent to the STATE_TX_XMIT state? Our eMBRTUSend seem not used? So to eMBRTUSend inside to see what he had done. Had it to do is when the state machine is idle STATE_RX_IDLE received data to transmit buffer pucSndBufferCur fill slave address, on <text:soft-page-break/>which data is CRC16 check, the state machine is set to STATE_TX_XMIT, enable serial port.</text:p>
      <text:p text:style-name="P2">In the end who is calling the eMBRTUSend it? Is really a problem then a problem that way.Search about peMBFrameSendCur this function, the original or in eMBPoll the case EV_EXECUTE: if not a broadcast message, we will return a message, then called peMBFrameSendCur.</text:p>
      <text:p text:style-name="P2">Said most of the day may give confused, finishing at the whole idea of sending and receiving:</text:p>
      <text:p text:style-name="P3"><text:span text:style-name="T25">   </text:span> <text:span text:style-name="T31">Stack and</text:span><text:span text:style-name="T32"> </text:span><text:span text:style-name="T30">first</text:span><text:span text:style-name="T32"> </text:span><text:span text:style-name="T31">timer initialization T35</text:span><text:span text:style-name="T32"> </text:span><text:span text:style-name="T30">Timeout -&gt; eMBPoll STATE_RX_IDLE-&gt; receive data interrupt -&gt; prvvUARTRxISR-&gt; pxMBFrameCBByteReceived-&gt; xMBRTUReceiveFSM receive data -&gt; STATE_RX_RCV-&gt; T35 Timeout </text:span><text:span text:style-name="T31">-&gt;</text:span><text:span text:style-name="T30">eMBPollEV_FRAME_RECEIVED (peMBFrameReceiveCur-&gt; </text:span><text:span text:style-name="T31">eMBRTUReceive) extracted intact Data Frame -&gt; eMBPoll</text:span><text:span text:style-name="T30"> case </text:span><text:span text:style-name="T31">EV_EXECUTE: xFuncHandlers</text:span><text:span text:style-name="T30"> </text:span><text:span text:style-name="T31">[i]</text:span><text:span text:style-name="T30"> </text:span><text:span text:style-name="T31">.pxHandler(eMBRegInputCB)</text:span><text:span text:style-name="T30"> of the received data processing -&gt; peMBFrameSendCur-&gt; eMBRTUSend (&amp; STATE_RX_IDLE) -&gt; STATE_TX_XMIT</text:span></text:p>
      <text:p text:style-name="P4"><text:span text:style-name="Strong_20_Emphasis"><text:span text:style-name="T45">Serial transmission completion interrupt -&gt; prvvUARTTxReadyISR-&gt; FSMpxMBFrameCBTransmitterEmpty-&gt; xMBRTUTransmitFSM (&amp; STATE_TX_XMIT) -&gt; xMBPortSerialPutByte-&gt; send data.</text:span></text:span></text:p>
      <text:p text:style-name="P2">This is not understand a lot, freemodbus state machine is very cleverly written.</text:p>
      <text:p text:style-name="P3"><text:span text:style-name="T25">   </text:span> <text:span text:style-name="T29">Test seven, RTU mode</text:span></text:p>
      <text:p text:style-name="P2">(1) Testing Software</text:p>
      <text:p text:style-name="P2">Test software debugging using serial debugging assistant or modbus wizard V1.024, plus a CRC checksum calculation tools, as shown below:</text:p>
      <text:p text:style-name="P3"><draw:frame draw:style-name="fr1" draw:name="graphics9" text:anchor-type="as-char" svg:width="0.7862in" svg:height="0.3929in" draw:z-index="8"><draw:image xlink:href="http://img.my.csdn.net/uploads/201303/26/1364283115_9443.jpg" xlink:type="simple" xlink:show="embed" xlink:actuate="onLoad"/></draw:frame></text:p>
      <text:p text:style-name="P2">Serial assistant test modbus</text:p>
      <text:p text:style-name="P2">(2) Test command to test a plurality of input values ​​read registers, namely eMBFuncReadInputRegister</text:p>
      <text:p text:style-name="P2">Send address is: 0A, send command code is 04, the start address register 00 00 (GPIOA), the number of register 0001 (GPIOA)</text:p>
      <text:p text:style-name="P2">Send 0a 04 00 00 00 01 30 B1, no reaction, no data is returned.</text:p>
      <text:p text:style-name="P2">Possible reasons for this problem to see what appears. First modbus not receive data frames, this has been ruled out by debug, verification code CRC can receive the correct data frame, then it must be modbus can not send data, take a look at a simple serial interface can transmit data in the main by USART1Write ( ) conducted tests found no problem to send.</text:p>
      <text:p text:style-name="P4"><text:span text:style-name="T46">In the last section of the analysis can be seen, only to meet two conditions before they can return to MB stack </text:span><text:soft-page-break/><text:span text:style-name="T46">data, one data processing when the received call end </text:span><text:span text:style-name="Strong_20_Emphasis"><text:span text:style-name="T45">eMBRTUSend (&amp; STATE_RX_IDLE) -&gt; STATE_TX_XMIT</text:span></text:span><text:span text:style-name="T46"> the receiver state machine into STATE_TX_XMIT state; the second is </text:span><text:span text:style-name="Strong_20_Emphasis"><text:span text:style-name="T45">serial transmission completion interrupt</text:span></text:span><text:span text:style-name="T46"> to call the send state machine to send data. Then verify the first, in eMBPoll: peMBFrameSendCur position set breakpoints, see if there are calls </text:span><text:span text:style-name="Strong_20_Emphasis"><text:span text:style-name="T45">eMBRTUSend.</text:span></text:span><text:span text:style-name="T46"> You can see really meet this condition, triggered by the</text:span><text:span text:style-name="Strong_20_Emphasis"><text:span text:style-name="T45">eMBRTUSend</text:span></text:span><text:span text:style-name="T46"> STATE_TX_XMIT state.</text:span></text:p>
      <text:p text:style-name="P3"><draw:frame draw:style-name="fr1" draw:name="graphics10" text:anchor-type="as-char" svg:width="0.7862in" svg:height="0.3929in" draw:z-index="9"><draw:image xlink:href="http://img.my.csdn.net/uploads/201303/26/1364283275_8286.JPG" xlink:type="simple" xlink:show="embed" xlink:actuate="onLoad"/></draw:frame></text:p>
      <text:p text:style-name="P4"><text:span text:style-name="T46">Ruled out this possibility, will not get into </text:span><text:span text:style-name="Strong_20_Emphasis"><text:span text:style-name="T45">the serial port of the transmission completion interrupt</text:span></text:span><text:span text:style-name="T46"> it? Also set a breakpoint in the interrupt function to view simulation results. Sure enough problems in inaccessible INTERRUPT statement to call the send state machine, then the interrupt trigger required to meet what conditions?</text:span></text:p>
      <text:p text:style-name="P2">// A transmission complete interrupt</text:p>
      <text:p text:style-name="P2">if (USART_GetITStatus (USART1, USART_IT_TC) == SET)</text:p>
      <text:p text:style-name="P2">{</text:p>
      <text:p text:style-name="P2">prvvUARTTxReadyISR ();</text:p>
      <text:p text:style-name="P2">// Clear the interrupt flag</text:p>
      <text:p text:style-name="P2">USART_ClearITPendingBit (USART1, USART_IT_TC);</text:p>
      <text:p text:style-name="P2">}</text:p>
      <text:p text:style-name="P2">Internet search, I found USART sender has two registers, one program can be seen USART_DR register and the other is a program you do not see a shift register, the corresponding data transmission USART has two flags, one is TXE = transmit data register empty, the other end of the transmission is TC =. USART_DR when data is transferred to shift register, TXE is set, the shift register is beginning to TX signal line to transmit data bit, all bits transmitted (after sending the stop bit) hardware will set TC flag.</text:p>
      <text:p text:style-name="P2">Try to change the criteria to trigger an interrupt USART_IT_TXE, really like to use it!</text:p>
      <text:p text:style-name="P2">Send 0a 04 00 00 0001 30 B1, return 0A 04 02 00 00 1C F1</text:p>
      <text:p text:style-name="P2">So why can not enter into the USART_IT_TXE interruption USART_IT_TC break it?</text:p>
      <text:p text:style-name="P2">The original vMBPortSerialEnable interrupt control enable function control is USART_ITConfig (USART1, USART_IT_TXE, ENABLE) This interrupt is not USART_IT_TC this interrupt, the interrupt is not enabled into pigs fly.</text:p>
      <text:p text:style-name="P2">Investigate its USART_IT_TC, namely Transmission Complete, you need to send a byte after entering the <text:soft-page-break/>interrupt, referred to herein as "transmit interrupt." The original is sending the data to deal with some of the things that caused the break of meaning, and USART_IT_TXE, namely the transmit register empty interrupt, when enabled TXEIE, as long as Tx DR empty, it will generate an interrupt. Therefore, we must turn off after sending the string, otherwise it will lead to re-enter the break. This is the difference between the TC.</text:p>
      <text:p text:style-name="P2">Data is returned here, but read data GPIOA how it is all 0, which is obviously not right, then back to eMBRegInputCB () function to look, how to receive the address from the beginning rather than the beginning of the set from 0 ? Go eMBFuncReadInputRegister look, did not know what the future appeared usRegAddress ++ Reasons End address, Baidu see others have similar problems cause communication format is not correct, you can comment.</text:p>
      <text:p text:style-name="P2">About freemodbus RTU here STM32 even if the transplant is over, transplanting work much, but trying to figure out how the stack works need to spend a little time, the paper any errors and inappropriate places also want to like him to exchange correction.</text:p>
      <text:p text:style-name="P2"/>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TECH </meta:initial-creator>
    <meta:creation-date>2016-01-19T16:58:31.97</meta:creation-date>
    <meta:document-statistic meta:table-count="0" meta:image-count="10" meta:object-count="0" meta:page-count="9" meta:paragraph-count="139" meta:word-count="3203" meta:character-count="20927"/>
    <dc:date>2016-01-19T17:00:10.88</dc:date>
    <dc:creator>SIMTECH </dc:creator>
    <meta:editing-duration>PT1M45S</meta:editing-duration>
    <meta:editing-cycles>1</meta:editing-cycles>
    <meta:generator>OpenOffice/4.1.1$Win32 OpenOffice.org_project/411m6$Build-9775</meta:generator>
  </office:meta>
</office:document-meta>
</file>